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e" style:master-page-name="MP0" style:family="paragraph">
      <style:paragraph-properties fo:break-before="page"/>
    </style:style>
  </office:automatic-styles>
  <office:body>
    <office:text text:use-soft-page-breaks="true">
      <text:p text:style-name="P1">https://drive.google.com/drive/folders/1CQrPWtpo2mY6r1gPvKviLIW_pNjQP2i8?usp=drive_link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olo2Carattere" style:display-name="Titolo 2 Carattere" style:family="text" style:parent-style-name="Car.predefinitoparagraf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olo3Carattere" style:display-name="Titolo 3 Carattere" style:family="text" style:parent-style-name="Car.predefinitoparagrafo">
      <style:text-properties style:font-name-asian="Times New Roman" style:font-name-complex="Times New Roman" fo:color="#0F4761" fo:font-size="14pt" style:font-size-asian="14pt" style:font-size-complex="14pt"/>
    </style:style>
    <style:style style:name="Titolo4Carattere" style:display-name="Titolo 4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0F4761"/>
    </style:style>
    <style:style style:name="Titolo5Carattere" style:display-name="Titolo 5 Carattere" style:family="text" style:parent-style-name="Car.predefinitoparagrafo">
      <style:text-properties style:font-name-asian="Times New Roman" style:font-name-complex="Times New Roman" fo:color="#0F4761"/>
    </style:style>
    <style:style style:name="Titolo6Carattere" style:display-name="Titolo 6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595959"/>
    </style:style>
    <style:style style:name="Titolo7Carattere" style:display-name="Titolo 7 Carattere" style:family="text" style:parent-style-name="Car.predefinitoparagrafo">
      <style:text-properties style:font-name-asian="Times New Roman" style:font-name-complex="Times New Roman" fo:color="#595959"/>
    </style:style>
    <style:style style:name="Titolo8Carattere" style:display-name="Titolo 8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272727"/>
    </style:style>
    <style:style style:name="Titolo9Carattere" style:display-name="Titolo 9 Carattere" style:family="text" style:parent-style-name="Car.predefinitoparagrafo">
      <style:text-properties style:font-name-asian="Times New Roman" style:font-name-complex="Times New Roman" fo:color="#272727"/>
    </style:style>
    <style:style style:name="Titolo" style:display-name="Titolo" style:family="paragraph" style:parent-style-name="Normale" style:next-style-name="Normale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oloCarattere" style:display-name="Titolo Carattere" style:family="text" style:parent-style-name="Car.predefinitopara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ttotitolo" style:display-name="Sottotitolo" style:family="paragraph" style:parent-style-name="Normale" style:next-style-name="Normale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ttotitoloCarattere" style:display-name="Sottotitolo Carattere" style:family="text" style:parent-style-name="Car.predefinitopara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zione" style:display-name="Citazione" style:family="paragraph" style:parent-style-name="Normale" style:next-style-name="Normale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zioneCarattere" style:display-name="Citazione Carattere" style:family="text" style:parent-style-name="Car.predefinitoparagrafo">
      <style:text-properties fo:font-style="italic" style:font-style-asian="italic" style:font-style-complex="italic" fo:color="#404040"/>
    </style:style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style:style style:name="Enfasiintensa" style:display-name="Enfasi intensa" style:family="text" style:parent-style-name="Car.predefinitoparagrafo">
      <style:text-properties fo:font-style="italic" style:font-style-asian="italic" style:font-style-complex="italic" fo:color="#0F4761"/>
    </style:style>
    <style:style style:name="Citazioneintensa" style:display-name="Citazione intensa" style:family="paragraph" style:parent-style-name="Normale" style:next-style-name="Normale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zioneintensaCarattere" style:display-name="Citazione intensa Carattere" style:family="text" style:parent-style-name="Car.predefinitoparagrafo">
      <style:text-properties fo:font-style="italic" style:font-style-asian="italic" style:font-style-complex="italic" fo:color="#0F4761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ttia Baldassarre</meta:initial-creator>
    <dc:creator>Mattia Baldassarre</dc:creator>
    <meta:creation-date>2025-05-07T15:35:00Z</meta:creation-date>
    <dc:date>2025-05-07T15:36:00Z</dc:date>
    <meta:template xlink:href="Normal" xlink:type="simple"/>
    <meta:editing-cycles>1</meta:editing-cycles>
    <meta:editing-duration>PT60S</meta:editing-duration>
    <meta:document-statistic meta:page-count="1" meta:paragraph-count="1" meta:word-count="13" meta:character-count="87" meta:row-count="1" meta:non-whitespace-character-count="75"/>
  </office:meta>
</office:document-meta>
</file>